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000080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" fo:background-color="#333333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1.3" style:family="table-row">
      <style:table-row-properties style:min-row-height="0.4813in"/>
    </style:style>
    <style:style style:name="Table1.A3" style:family="table-cell">
      <style:table-cell-properties style:vertical-align="" fo:background-color="#4d4d4d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1.B3" style:family="table-cell">
      <style:table-cell-properties style:vertical-align="" fo:background-color="#808080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" style:family="table">
      <style:table-properties style:width="6.6931in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000080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A2" style:family="table-cell">
      <style:table-cell-properties style:vertical-align="" fo:background-color="#1c1c1c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.B2" style:family="table-cell">
      <style:table-cell-properties style:vertical-align="" fo:background-color="#1c1c1c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A3" style:family="table-cell">
      <style:table-cell-properties style:vertical-align="" fo:background-color="#4d4d4d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.B3" style:family="table-cell">
      <style:table-cell-properties style:vertical-align="" fo:background-color="#808080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" style:family="table" style:master-page-name="">
      <style:table-properties style:width="6.6931in" style:page-number="auto" fo:break-before="auto" fo:break-after="auto" table:align="margins" style:shadow="none" fo:keep-with-next="auto" style:may-break-between-rows="true" table:border-model="collapsing"/>
    </style:style>
    <style:style style:name="Table3.A" style:family="table-column">
      <style:table-column-properties style:column-width="3.3465in" style:rel-column-width="32767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000080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A2" style:family="table-cell">
      <style:table-cell-properties style:vertical-align="" fo:background-color="#1c1c1c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3.B2" style:family="table-cell">
      <style:table-cell-properties style:vertical-align="" fo:background-color="#1c1c1c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A3" style:family="table-cell">
      <style:table-cell-properties style:vertical-align="" fo:background-color="#4d4d4d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3.B3" style:family="table-cell">
      <style:table-cell-properties style:vertical-align="" fo:background-color="#808080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" style:family="table" style:master-page-name="">
      <style:table-properties style:width="6.6931in" style:page-number="auto" fo:break-before="auto" fo:break-after="auto" table:align="margins" style:shadow="none" fo:keep-with-next="auto" style:may-break-between-rows="true" table:border-model="collapsing"/>
    </style:style>
    <style:style style:name="Table4.A" style:family="table-column">
      <style:table-column-properties style:column-width="3.3465in" style:rel-column-width="32767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000080" fo:padding="0.0382in" fo:border="0.05pt solid #000000" style:writing-mode="page">
        <style:background-image/>
      </style:table-cell-properties>
    </style:style>
    <style:style style:name="Table4.A2" style:family="table-cell">
      <style:table-cell-properties style:vertical-align="" fo:background-color="#1c1c1c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4.B2" style:family="table-cell">
      <style:table-cell-properties style:vertical-align="" fo:background-color="#1c1c1c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A3" style:family="table-cell">
      <style:table-cell-properties style:vertical-align="" fo:background-color="#4d4d4d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4.B3" style:family="table-cell">
      <style:table-cell-properties style:vertical-align="" fo:background-color="#808080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officeooo:rsid="002ba54b" officeooo:paragraph-rsid="002ba54b" fo:background-color="transparent"/>
    </style:style>
    <style:style style:name="P2" style:family="paragraph" style:parent-style-name="Standard">
      <style:paragraph-properties fo:text-align="justify" style:justify-single-word="false"/>
      <style:text-properties officeooo:rsid="002d9e28" officeooo:paragraph-rsid="002d9e28" fo:background-color="transparent"/>
    </style:style>
    <style:style style:name="P3" style:family="paragraph" style:parent-style-name="Standard">
      <style:paragraph-properties fo:text-align="justify" style:justify-single-word="false"/>
      <style:text-properties officeooo:rsid="00364018" officeooo:paragraph-rsid="00393d33" fo:background-color="transparent"/>
    </style:style>
    <style:style style:name="P4" style:family="paragraph" style:parent-style-name="Standard">
      <style:paragraph-properties fo:text-align="justify" style:justify-single-word="false"/>
      <style:text-properties officeooo:rsid="003b53a3" officeooo:paragraph-rsid="003b53a3" fo:background-color="transparent"/>
    </style:style>
    <style:style style:name="P5" style:family="paragraph" style:parent-style-name="Standard">
      <style:paragraph-properties fo:text-align="justify" style:justify-single-word="false"/>
      <style:text-properties fo:font-size="11pt" officeooo:rsid="00240c8e" officeooo:paragraph-rsid="00566d79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fo:font-size="11pt" officeooo:rsid="004e782d" officeooo:paragraph-rsid="00566d79" fo:background-color="transparent" style:font-size-asian="11pt" style:font-size-complex="11pt"/>
    </style:style>
    <style:style style:name="P7" style:family="paragraph" style:parent-style-name="Standard">
      <style:text-properties fo:font-size="11pt" officeooo:rsid="004e782d" officeooo:paragraph-rsid="00566d79" fo:background-color="transparent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officeooo:rsid="003b53a3" officeooo:paragraph-rsid="003acd85" fo:background-color="#ffff00"/>
    </style:style>
    <style:style style:name="P9" style:family="paragraph" style:parent-style-name="Standard">
      <style:paragraph-properties fo:text-align="justify" style:justify-single-word="false"/>
      <style:text-properties fo:color="#ffffff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56e61e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justify" style:justify-single-word="false"/>
      <style:text-properties fo:color="#ffffff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566d79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ffffff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5cbabc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ff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2151e5" officeooo:paragraph-rsid="00566d79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justify" style:justify-single-word="false"/>
      <style:text-properties fo:color="#ff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2151e5" officeooo:paragraph-rsid="00639d0b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justify" style:justify-single-word="false"/>
      <style:text-properties fo:color="#ff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234cc7" officeooo:paragraph-rsid="005954dd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51e5" officeooo:paragraph-rsid="00566d7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16b73" officeooo:paragraph-rsid="00616b7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240c8e" officeooo:paragraph-rsid="00676c7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justify" style:justify-single-word="false"/>
      <style:text-properties fo:color="#ffff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234373" officeooo:paragraph-rsid="0056e61e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854b" officeooo:paragraph-rsid="006485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justify" style:justify-single-word="false"/>
      <style:text-properties fo:color="#ff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604cd7" officeooo:paragraph-rsid="005a1477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283250" officeooo:paragraph-rsid="006d370c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text-align="justify" style:justify-single-word="false"/>
      <style:text-properties fo:color="#ff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283250" officeooo:paragraph-rsid="006d370c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text-align="justify" style:justify-single-word="false"/>
      <style:text-properties fo:color="#ff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2ba54b" officeooo:paragraph-rsid="006f135b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2d9f37" officeooo:paragraph-rsid="006f1ba2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text-align="justify" style:justify-single-word="false"/>
      <style:text-properties fo:color="#ff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2d9f37" officeooo:paragraph-rsid="006f1ba2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text-align="justify" style:justify-single-word="false"/>
      <style:text-properties fo:color="#ff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2d9f37" officeooo:paragraph-rsid="006f388e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364018" officeooo:paragraph-rsid="006fac9a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text-align="justify" style:justify-single-word="false"/>
      <style:text-properties fo:color="#ff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364018" officeooo:paragraph-rsid="006fac9a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" style:family="paragraph" style:parent-style-name="Standard">
      <loext:graphic-properties draw:fill="solid" draw:fill-color="#808080" draw:opacity="100%"/>
      <style:paragraph-properties fo:text-align="justify" style:justify-single-word="false" fo:background-color="#808080"/>
      <style:text-properties fo:color="#ff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364018" officeooo:paragraph-rsid="006fac9a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" style:family="paragraph" style:parent-style-name="Standard">
      <loext:graphic-properties draw:fill="solid" draw:fill-color="#808080" draw:opacity="100%"/>
      <style:paragraph-properties fo:text-align="justify" style:justify-single-word="false" fo:background-color="#808080"/>
      <style:text-properties fo:color="#ff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364018" officeooo:paragraph-rsid="007080a1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1" style:family="paragraph" style:parent-style-name="Standard">
      <loext:graphic-properties draw:fill="solid" draw:fill-color="#808080" draw:opacity="100%"/>
      <style:paragraph-properties fo:text-align="justify" style:justify-single-word="false" fo:background-color="#808080"/>
      <style:text-properties fo:color="#ff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4e782d" officeooo:paragraph-rsid="0073bf0b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text-align="justify" style:justify-single-word="false"/>
      <style:text-properties fo:color="#ffffff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83c709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justify" style:justify-single-word="false"/>
      <style:text-properties fo:color="#ff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4ad182" officeooo:paragraph-rsid="0083c709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text-align="justify" style:justify-single-word="false"/>
      <style:text-properties fo:color="#ff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277bb2" officeooo:paragraph-rsid="006cc79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240c8e" officeooo:paragraph-rsid="0066009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0a2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24f9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d182" officeooo:paragraph-rsid="00824f9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text-align="justify" style:justify-single-word="false"/>
      <style:text-properties fo:color="#ffffff" fo:font-size="9pt" officeooo:rsid="0032ba3d" officeooo:paragraph-rsid="0087b152" fo:background-color="transparent" style:font-size-asian="9pt" style:font-size-complex="9pt"/>
    </style:style>
    <style:style style:name="P40" style:family="paragraph" style:parent-style-name="Standard">
      <style:text-properties fo:font-size="11pt" style:font-size-asian="11pt" style:font-size-complex="11pt"/>
    </style:style>
    <style:style style:name="P41" style:family="paragraph" style:parent-style-name="Standard">
      <style:paragraph-properties fo:text-align="justify" style:justify-single-word="false"/>
      <style:text-properties officeooo:paragraph-rsid="0032ba3d" fo:background-color="transparent"/>
    </style:style>
    <style:style style:name="P42" style:family="paragraph" style:parent-style-name="Standard">
      <style:paragraph-properties fo:text-align="justify" style:justify-single-word="false"/>
      <style:text-properties officeooo:rsid="0032ba3d" officeooo:paragraph-rsid="0032ba3d" fo:background-color="transparent"/>
    </style:style>
    <style:style style:name="P43" style:family="paragraph" style:parent-style-name="Standard">
      <style:paragraph-properties fo:text-align="start" style:justify-single-word="false"/>
      <style:text-properties fo:color="#66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277bb2" officeooo:paragraph-rsid="006cc79c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start" style:justify-single-word="false"/>
      <style:text-properties fo:color="#66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2ba54b" officeooo:paragraph-rsid="006f135b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text-align="start" style:justify-single-word="false"/>
      <style:text-properties fo:color="#66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2d9f37" officeooo:paragraph-rsid="006f388e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text-align="start" style:justify-single-word="false"/>
      <style:text-properties fo:color="#66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364018" officeooo:paragraph-rsid="006fac9a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text-align="start" style:justify-single-word="false"/>
      <style:text-properties fo:color="#66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364018" officeooo:paragraph-rsid="007080a1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text-align="start" style:justify-single-word="false"/>
      <style:text-properties fo:color="#66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4e782d" officeooo:paragraph-rsid="007348e7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text-align="start" style:justify-single-word="false"/>
      <style:text-properties fo:color="#66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24f9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text-align="justify" style:justify-single-word="false"/>
      <style:text-properties officeooo:rsid="00436c94" officeooo:paragraph-rsid="00436c94" fo:background-color="#66ffff"/>
    </style:style>
    <style:style style:name="P51" style:family="paragraph" style:parent-style-name="Standard">
      <style:paragraph-properties fo:text-align="justify" style:justify-single-word="false"/>
      <style:text-properties officeooo:paragraph-rsid="00436c94" fo:background-color="#66ffff"/>
    </style:style>
    <style:style style:name="P52" style:family="paragraph" style:parent-style-name="Standard">
      <style:paragraph-properties fo:text-align="justify" style:justify-single-word="false"/>
      <style:text-properties fo:font-size="9pt" officeooo:rsid="004ab86d" officeooo:paragraph-rsid="004ab86d" fo:background-color="transparent" style:font-size-asian="9pt" style:font-size-complex="9pt"/>
    </style:style>
    <style:style style:name="P53" style:family="paragraph" style:parent-style-name="Standard">
      <style:paragraph-properties fo:text-align="justify" style:justify-single-word="false"/>
      <style:text-properties fo:font-size="12pt" officeooo:rsid="004ad182" officeooo:paragraph-rsid="00436c94" fo:background-color="transparent" style:font-size-asian="10.5pt" style:font-size-complex="12pt"/>
    </style:style>
    <style:style style:name="P54" style:family="paragraph" style:parent-style-name="Standard" style:master-page-name="">
      <loext:graphic-properties draw:fill="solid" draw:fill-color="#808080" draw:opacity="100%"/>
      <style:paragraph-properties fo:text-align="justify" style:justify-single-word="false" style:page-number="auto" fo:break-before="auto" fo:break-after="auto" fo:background-color="#808080"/>
      <style:text-properties fo:color="#ff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3b53a3" officeooo:paragraph-rsid="007292b6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5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fo:color="#66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3b53a3" officeooo:paragraph-rsid="0070c270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b7e95" officeooo:paragraph-rsid="006b7e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854b" officeooo:paragraph-rsid="006485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47b6" officeooo:paragraph-rsid="007f47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80a22c" officeooo:paragraph-rsid="0080a22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ffffff" fo:font-size="11pt" officeooo:rsid="00824f97" officeooo:paragraph-rsid="00824f97" style:font-size-asian="11pt" style:font-size-complex="11pt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6b7e95" officeooo:paragraph-rsid="006b7e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47b6" officeooo:paragraph-rsid="007f47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2151e5"/>
    </style:style>
    <style:style style:name="T2" style:family="text">
      <style:text-properties officeooo:rsid="00234cc7"/>
    </style:style>
    <style:style style:name="T3" style:family="text">
      <style:text-properties officeooo:rsid="003132f9" fo:background-color="transparent" loext:char-shading-value="0"/>
    </style:style>
    <style:style style:name="T4" style:family="text">
      <style:text-properties officeooo:rsid="0024ad27" fo:background-color="transparent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6cc79c" fo:background-color="transparent" loext:char-shading-value="0"/>
    </style:style>
    <style:style style:name="T7" style:family="text">
      <style:text-properties officeooo:rsid="002ea9c8"/>
    </style:style>
    <style:style style:name="T8" style:family="text">
      <style:text-properties style:text-underline-style="solid" style:text-underline-width="auto" style:text-underline-color="font-color" officeooo:rsid="0032ba3d"/>
    </style:style>
    <style:style style:name="T9" style:family="text">
      <style:text-properties style:text-underline-style="solid" style:text-underline-width="auto" style:text-underline-color="font-color" officeooo:rsid="003132f9"/>
    </style:style>
    <style:style style:name="T10" style:family="text">
      <style:text-properties officeooo:rsid="00383533" fo:background-color="#ffffff"/>
    </style:style>
    <style:style style:name="T11" style:family="text">
      <style:text-properties officeooo:rsid="003132f9"/>
    </style:style>
    <style:style style:name="T12" style:family="text">
      <style:text-properties fo:font-variant="normal" fo:text-transform="none" style:use-window-font-color="true" style:font-name="Liberation Serif" fo:letter-spacing="normal"/>
    </style:style>
    <style:style style:name="T13" style:family="text">
      <style:text-properties fo:font-variant="normal" fo:text-transform="none" style:use-window-font-color="true" style:font-name="Liberation Serif" fo:font-size="11.25pt" fo:letter-spacing="normal" fo:font-style="normal" fo:font-weight="normal"/>
    </style:style>
    <style:style style:name="T14" style:family="text">
      <style:text-properties fo:font-variant="normal" fo:text-transform="none" style:use-window-font-color="true" fo:font-size="11.25pt" fo:letter-spacing="normal"/>
    </style:style>
    <style:style style:name="T15" style:family="text">
      <style:text-properties fo:font-variant="normal" fo:text-transform="none" style:use-window-font-color="true" fo:font-size="11.25pt" fo:letter-spacing="normal" officeooo:rsid="0049fb56"/>
    </style:style>
    <style:style style:name="T16" style:family="text">
      <style:text-properties fo:font-variant="normal" fo:text-transform="none" style:use-window-font-color="true" fo:font-size="9pt" fo:letter-spacing="normal" officeooo:rsid="004ab86d" style:font-size-asian="9pt" style:font-size-complex="9pt"/>
    </style:style>
    <style:style style:name="T17" style:family="text">
      <style:text-properties fo:font-variant="normal" fo:text-transform="none" style:use-window-font-color="true" fo:letter-spacing="normal"/>
    </style:style>
    <style:style style:name="T18" style:family="text">
      <style:text-properties fo:font-variant="normal" fo:text-transform="none" style:use-window-font-color="true" fo:letter-spacing="normal" officeooo:rsid="004ab86d"/>
    </style:style>
    <style:style style:name="T19" style:family="text">
      <style:text-properties fo:font-variant="normal" fo:text-transform="none" style:use-window-font-color="true" fo:letter-spacing="normal" officeooo:rsid="0049fb56"/>
    </style:style>
    <style:style style:name="T20" style:family="text">
      <style:text-properties fo:font-variant="normal" fo:text-transform="none" style:use-window-font-color="true" fo:letter-spacing="normal" officeooo:rsid="00866864"/>
    </style:style>
    <style:style style:name="T21" style:family="text">
      <style:text-properties fo:font-variant="normal" fo:text-transform="none" style:use-window-font-color="true" fo:letter-spacing="normal" officeooo:rsid="008874d6"/>
    </style:style>
    <style:style style:name="T22" style:family="text">
      <style:text-properties fo:font-variant="normal" fo:text-transform="none" fo:letter-spacing="normal"/>
    </style:style>
    <style:style style:name="T23" style:family="text">
      <style:text-properties fo:font-variant="normal" fo:text-transform="none" fo:letter-spacing="normal" officeooo:rsid="00866864"/>
    </style:style>
    <style:style style:name="T24" style:family="text">
      <style:text-properties fo:font-variant="normal" fo:text-transform="none" fo:letter-spacing="normal" officeooo:rsid="004ab86d"/>
    </style:style>
    <style:style style:name="T25" style:family="text">
      <style:text-properties fo:font-variant="normal" fo:text-transform="none" fo:letter-spacing="normal" officeooo:rsid="008874d6"/>
    </style:style>
    <style:style style:name="T26" style:family="text">
      <style:text-properties fo:font-variant="normal" fo:text-transform="none" fo:letter-spacing="normal" officeooo:rsid="0049fb56"/>
    </style:style>
    <style:style style:name="T27" style:family="text">
      <style:text-properties fo:font-variant="normal" fo:text-transform="none" fo:letter-spacing="normal" officeooo:rsid="008dc1f0"/>
    </style:style>
    <style:style style:name="T28" style:family="text">
      <style:text-properties fo:font-variant="normal" fo:text-transform="none" fo:color="#99ff66" fo:letter-spacing="normal" officeooo:rsid="0049fb56"/>
    </style:style>
    <style:style style:name="T29" style:family="text">
      <style:text-properties fo:font-variant="normal" fo:text-transform="none" fo:font-size="9pt" fo:letter-spacing="normal" officeooo:rsid="008dc1f0" style:font-size-asian="9pt" style:font-size-complex="9pt"/>
    </style:style>
    <style:style style:name="T30" style:family="text">
      <style:text-properties fo:font-variant="normal" fo:text-transform="none" fo:font-size="9pt" fo:letter-spacing="normal" officeooo:rsid="004ab86d" style:font-size-asian="9pt" style:font-size-complex="9pt"/>
    </style:style>
    <style:style style:name="T31" style:family="text">
      <style:text-properties fo:color="#ffffff"/>
    </style:style>
    <style:style style:name="T32" style:family="text">
      <style:text-properties fo:color="#ffffff" officeooo:rsid="0024ad27" fo:background-color="transparent" loext:char-shading-value="0"/>
    </style:style>
    <style:style style:name="T33" style:family="text">
      <style:text-properties fo:color="#ffffff" officeooo:rsid="0068592a"/>
    </style:style>
    <style:style style:name="T34" style:family="text">
      <style:text-properties fo:color="#ffffff" officeooo:rsid="00498700"/>
    </style:style>
    <style:style style:name="T35" style:family="text">
      <style:text-properties fo:color="#ffff00"/>
    </style:style>
    <style:style style:name="T36" style:family="text">
      <style:text-properties fo:color="#ffff00" officeooo:rsid="002151e5"/>
    </style:style>
    <style:style style:name="T37" style:family="text">
      <style:text-properties fo:color="#ffff00" officeooo:rsid="00234cc7"/>
    </style:style>
    <style:style style:name="T38" style:family="text">
      <style:text-properties fo:color="#ffff00" officeooo:rsid="002ac1c1"/>
    </style:style>
    <style:style style:name="T39" style:family="text">
      <style:text-properties fo:color="#ffff00" officeooo:rsid="00498700"/>
    </style:style>
    <style:style style:name="T40" style:family="text">
      <style:text-properties fo:color="#ffff00" officeooo:rsid="004a408b"/>
    </style:style>
    <style:style style:name="T41" style:family="text">
      <style:text-properties fo:color="#ffff00" officeooo:rsid="0089e5d1"/>
    </style:style>
    <style:style style:name="T42" style:family="text">
      <style:text-properties officeooo:rsid="005cbabc"/>
    </style:style>
    <style:style style:name="T43" style:family="text">
      <style:text-properties officeooo:rsid="0066009e"/>
    </style:style>
    <style:style style:name="T44" style:family="text">
      <style:text-properties fo:color="#66ffff"/>
    </style:style>
    <style:style style:name="T45" style:family="text">
      <style:text-properties fo:color="#66ffff" officeooo:rsid="002151e5"/>
    </style:style>
    <style:style style:name="T46" style:family="text">
      <style:text-properties fo:color="#99ff66"/>
    </style:style>
    <style:style style:name="T47" style:family="text">
      <style:text-properties fo:color="#99ff66" officeooo:rsid="002151e5"/>
    </style:style>
    <style:style style:name="T48" style:family="text">
      <style:text-properties fo:color="#99ff66" officeooo:rsid="0024ad27" fo:background-color="transparent" loext:char-shading-value="0"/>
    </style:style>
    <style:style style:name="T49" style:family="text">
      <style:text-properties fo:color="#99ff66" officeooo:rsid="00383533" fo:background-color="#ffffff"/>
    </style:style>
    <style:style style:name="T50" style:family="text">
      <style:text-properties fo:color="#99ff66" officeooo:rsid="007292b6"/>
    </style:style>
    <style:style style:name="T51" style:family="text">
      <style:text-properties fo:color="#99ff66" fo:font-size="9pt" officeooo:rsid="00566d79" style:font-size-asian="9pt" style:font-size-complex="9pt"/>
    </style:style>
    <style:style style:name="T52" style:family="text">
      <style:text-properties fo:color="#99ff66" officeooo:rsid="004a408b"/>
    </style:style>
    <style:style style:name="T53" style:family="text">
      <style:text-properties officeooo:rsid="0068592a"/>
    </style:style>
    <style:style style:name="T54" style:family="text">
      <style:text-properties officeooo:rsid="002ac1c1"/>
    </style:style>
    <style:style style:name="T55" style:family="text">
      <style:text-properties fo:background-color="#ffffff"/>
    </style:style>
    <style:style style:name="T56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57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8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87b152" style:font-style-asian="normal" style:font-weight-asian="normal" style:font-style-complex="normal" style:font-weight-complex="normal" style:text-overline-style="none" style:text-overline-color="font-color"/>
    </style:style>
    <style:style style:name="T59" style:family="text">
      <style:text-properties fo:font-size="11pt" officeooo:rsid="004e782d" fo:background-color="#66ffff" loext:char-shading-value="0" style:font-size-asian="11pt" style:font-size-complex="11pt"/>
    </style:style>
    <style:style style:name="T60" style:family="text">
      <style:text-properties officeooo:rsid="006d370c"/>
    </style:style>
    <style:style style:name="T61" style:family="text">
      <style:text-properties officeooo:rsid="006f135b"/>
    </style:style>
    <style:style style:name="T62" style:family="text">
      <style:text-properties officeooo:rsid="006f1ba2"/>
    </style:style>
    <style:style style:name="T63" style:family="text">
      <style:text-properties officeooo:rsid="006f388e"/>
    </style:style>
    <style:style style:name="T64" style:family="text">
      <style:text-properties officeooo:rsid="006fac9a" fo:background-color="#ffffff"/>
    </style:style>
    <style:style style:name="T65" style:family="text">
      <style:text-properties officeooo:rsid="007080a1" fo:background-color="#ffffff"/>
    </style:style>
    <style:style style:name="T66" style:family="text">
      <style:text-properties officeooo:rsid="007292b6"/>
    </style:style>
    <style:style style:name="T67" style:family="text">
      <style:text-properties officeooo:rsid="0073bf0b"/>
    </style:style>
    <style:style style:name="T68" style:family="text">
      <style:text-properties fo:font-size="9pt" style:font-size-asian="9pt" style:font-size-complex="9pt"/>
    </style:style>
    <style:style style:name="T69" style:family="text">
      <style:text-properties fo:font-size="9pt" officeooo:rsid="002f384f" style:font-size-asian="9pt" style:font-size-complex="9pt"/>
    </style:style>
    <style:style style:name="T70" style:family="text">
      <style:text-properties fo:font-size="9pt" officeooo:rsid="007b4c2b" style:font-size-asian="9pt" style:font-size-complex="9pt"/>
    </style:style>
    <style:style style:name="T71" style:family="text">
      <style:text-properties fo:font-size="9pt" officeooo:rsid="007b4c2b" style:font-size-asian="9pt" style:font-size-complex="9pt" fo:background-color="#ffffff"/>
    </style:style>
    <style:style style:name="T72" style:family="text">
      <style:text-properties fo:font-size="9pt" officeooo:rsid="00566d79" style:font-size-asian="9pt" style:font-size-complex="9pt"/>
    </style:style>
    <style:style style:name="T73" style:family="text">
      <style:text-properties fo:font-size="9pt" officeooo:rsid="00383533" style:font-size-asian="9pt" style:font-size-complex="9pt" fo:background-color="#ffffff"/>
    </style:style>
    <style:style style:name="T74" style:family="text">
      <style:text-properties officeooo:rsid="0032ba3d"/>
    </style:style>
    <style:style style:name="T75" style:family="text">
      <style:text-properties officeooo:rsid="00498700"/>
    </style:style>
    <style:style style:name="T76" style:family="text">
      <style:text-properties officeooo:rsid="0049fb56"/>
    </style:style>
    <style:style style:name="T77" style:family="text">
      <style:text-properties officeooo:rsid="004a408b"/>
    </style:style>
    <style:style style:name="T78" style:family="text">
      <style:text-properties officeooo:rsid="00436c94"/>
    </style:style>
    <style:style style:name="T79" style:family="text">
      <style:text-properties officeooo:rsid="0087b152"/>
    </style:style>
    <style:style style:name="T80" style:family="text">
      <style:text-properties officeooo:rsid="008874d6"/>
    </style:style>
    <style:style style:name="T81" style:family="text">
      <style:text-properties officeooo:rsid="0089e5d1"/>
    </style:style>
    <style:style style:name="T82" style:family="text">
      <style:text-properties style:text-outline="false" style:text-line-through-style="none" style:text-line-through-type="none" style:font-name="Liberation Serif" fo:font-style="normal" fo:text-shadow="none" style:text-underline-style="none" fo:font-weight="normal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83" style:family="text">
      <style:text-properties style:text-outline="false" style:text-line-through-style="none" style:text-line-through-type="none" style:font-name="Liberation Serif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84" style:family="text">
      <style:text-properties style:text-outline="false" style:text-line-through-style="none" style:text-line-through-type="none" style:font-name="Liberation Serif" fo:font-style="normal" fo:text-shadow="none" style:text-underline-style="none" fo:font-weight="normal" officeooo:rsid="0087b152" style:font-style-asian="normal" style:font-weight-asian="normal" style:font-style-complex="normal" style:font-weight-complex="normal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5">CONFIGURING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6">COMMAND</text:p>
          </table:table-cell>
          <table:table-cell table:style-name="Table1.A2" office:value-type="string">
            <text:p text:style-name="P16">DESCRIPTION</text:p>
          </table:table-cell>
        </table:table-row>
        <table:table-row table:style-name="Table1.3">
          <table:table-cell table:style-name="Table1.A3" office:value-type="string">
            <text:p text:style-name="P10"><text:span text:style-name="T45">git config</text:span><text:span text:style-name="T36"> </text:span><text:span text:style-name="T47">--global</text:span><text:span text:style-name="T36"> user.name</text:span><text:span text:style-name="T1"> </text:span><text:span text:style-name="T36">"</text:span><text:span text:style-name="T1">John Doe</text:span><text:span text:style-name="T36">"</text:span></text:p>
          </table:table-cell>
          <table:table-cell table:style-name="Table1.B3" table:number-rows-spanned="2" office:value-type="string">
            <text:p text:style-name="P11"><text:span text:style-name="T47">--system</text:span><text:span text:style-name="T1">: reads and writes values applied to every user on the system and all their repositories.</text:span></text:p>
            <text:p text:style-name="P13">--global option: reads and writes <text:span text:style-name="T42">v</text:span>alues specific personally to you, the user. Each level overrides values in the previous level</text:p>
          </table:table-cell>
        </table:table-row>
        <table:table-row>
          <table:table-cell table:style-name="Table1.A3" office:value-type="string">
            <text:p text:style-name="P12">git config --global <text:span text:style-name="T35">user.email</text:span> johndoe@example.com</text:p>
          </table:table-cell>
          <table:covered-table-cell/>
        </table:table-row>
        <table:table-row>
          <table:table-cell table:style-name="Table1.A3" office:value-type="string">
            <text:p text:style-name="P9"><text:span text:style-name="T2">git config --global </text:span><text:span text:style-name="T37">core.editor</text:span><text:span text:style-name="T2"> emacs</text:span></text:p>
          </table:table-cell>
          <table:table-cell table:style-name="Table1.B3" office:value-type="string">
            <text:p text:style-name="P14">Default text editor that will be used when Git needs you to type in a message</text:p>
          </table:table-cell>
        </table:table-row>
        <table:table-row>
          <table:table-cell table:style-name="Table1.A3" office:value-type="string">
            <text:p text:style-name="P18"><text:span text:style-name="T31">git config </text:span><text:span text:style-name="T46">--list</text:span></text:p>
          </table:table-cell>
          <table:table-cell table:style-name="Table1.B3" office:value-type="string">
            <text:p text:style-name="P20">List all the settings Git can find at that point <text:span text:style-name="T68">(You can also check what Git thinks a specific key’s value is by typing git config &lt;key&gt;)</text:span></text:p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19">HELP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9">COMMAND</text:p>
          </table:table-cell>
          <table:table-cell table:style-name="Table2.B2" office:value-type="string">
            <text:p text:style-name="P19">DESCRIPTION</text:p>
          </table:table-cell>
        </table:table-row>
        <table:table-row table:style-name="Table2.1">
          <table:table-cell table:style-name="Table2.A3" office:value-type="string">
            <text:p text:style-name="P35"><text:span text:style-name="T44">git help</text:span> <text:span text:style-name="T35">&lt;</text:span><text:span text:style-name="T41">command</text:span><text:span text:style-name="T35">&gt;</text:span> <text:span text:style-name="T81">|| <text:s/></text:span><text:span text:style-name="T44">man git-</text:span><text:span text:style-name="T35">&lt;</text:span><text:span text:style-name="T41">command</text:span><text:span text:style-name="T35">&gt;</text:span></text:p>
          </table:table-cell>
          <table:table-cell table:style-name="Table2.B3" office:value-type="string">
            <text:p text:style-name="P17"><text:span text:style-name="T33">More concise “help” with the</text:span><text:span text:style-name="T53"> </text:span><text:span text:style-name="T48">-h</text:span><text:span text:style-name="T4"> </text:span><text:span text:style-name="T32">as in : git add -h</text:span></text:p>
          </table:table-cell>
        </table:table-row>
      </table:table>
      <text:p text:style-name="P5"/>
      <table:table table:name="Table3" table:style-name="Table3">
        <table:table-column table:style-name="Table3.A" table:number-columns-repeated="2"/>
        <table:table-row table:style-name="Table3.1">
          <table:table-cell table:style-name="Table3.A1" table:number-columns-spanned="2" office:value-type="string">
            <text:p text:style-name="P57">TRACKING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57">COMMAND</text:p>
          </table:table-cell>
          <table:table-cell table:style-name="Table3.B2" office:value-type="string">
            <text:p text:style-name="P63">DESCRIPTION</text:p>
          </table:table-cell>
        </table:table-row>
        <table:table-row table:style-name="Table3.1">
          <table:table-cell table:style-name="Table3.A3" office:value-type="string">
            <text:p text:style-name="P43">git init</text:p>
          </table:table-cell>
          <table:table-cell table:style-name="Table3.B3" office:value-type="string">
            <text:p text:style-name="P34"><text:span text:style-name="T6">S</text:span><text:span text:style-name="T5">tart controlling a project directory with Git, you first need to go to that project’s director</text:span><text:span text:style-name="T6">y</text:span></text:p>
          </table:table-cell>
        </table:table-row>
        <table:table-row table:style-name="Table3.1">
          <table:table-cell table:style-name="Table3.A3" office:value-type="string">
            <text:p text:style-name="P21"><text:span text:style-name="T44">git clone</text:span> <text:span text:style-name="T35">&lt;url&gt; </text:span><text:span text:style-name="T38">&lt;name you want to give to the repo&gt;</text:span></text:p>
          </table:table-cell>
          <table:table-cell table:style-name="Table3.B3" office:value-type="string">
            <text:p text:style-name="P22"><text:span text:style-name="T60">G</text:span>et a copy of an existing Git repository</text:p>
          </table:table-cell>
        </table:table-row>
        <table:table-row table:style-name="Table3.1">
          <table:table-cell table:style-name="Table3.A3" office:value-type="string">
            <text:p text:style-name="P44">git status</text:p>
          </table:table-cell>
          <table:table-cell table:style-name="Table3.B3" office:value-type="string">
            <text:p text:style-name="P23"><text:span text:style-name="T61">D</text:span>etermine which files are in which state</text:p>
          </table:table-cell>
        </table:table-row>
        <table:table-row table:style-name="Table3.1">
          <table:table-cell table:style-name="Table3.A3" office:value-type="string">
            <text:p text:style-name="P24">git status <text:span text:style-name="T46">-s</text:span></text:p>
          </table:table-cell>
          <table:table-cell table:style-name="Table3.B3" office:value-type="string">
            <text:p text:style-name="P25"><text:span text:style-name="T62">S</text:span>implified output from the command. <text:span text:style-name="T70">(</text:span><text:span text:style-name="T68">?? </text:span><text:span text:style-name="T69">= new files that aren’t tracked, A = new files that have been added to the staging area, M = modified files / left-hand column = status of the staging area, right-hand column = status of the working tree</text:span><text:span text:style-name="T70">)</text:span></text:p>
          </table:table-cell>
        </table:table-row>
        <table:table-row table:style-name="Table3.1">
          <table:table-cell table:style-name="Table3.A3" office:value-type="string">
            <text:p text:style-name="P45"><text:span text:style-name="T7">git add</text:span></text:p>
          </table:table-cell>
          <table:table-cell table:style-name="Table3.B3" office:value-type="string">
            <text:p text:style-name="P26"><text:span text:style-name="T63">Begin tracking new files or stage files</text:span></text:p>
          </table:table-cell>
        </table:table-row>
        <table:table-row table:style-name="Table3.1">
          <table:table-cell table:style-name="Table3.A3" office:value-type="string">
            <text:p text:style-name="P46"><text:span text:style-name="T55">git diff</text:span></text:p>
          </table:table-cell>
          <table:table-cell table:style-name="Table3.B3" office:value-type="string">
            <text:p text:style-name="P28"><text:span text:style-name="T64">Print</text:span><text:span text:style-name="T10"> what you’ve changed but not yet staged</text:span></text:p>
          </table:table-cell>
        </table:table-row>
        <table:table-row table:style-name="Table3.1">
          <table:table-cell table:style-name="Table3.A3" office:value-type="string">
            <text:p text:style-name="P27"><text:span text:style-name="T10">git diff </text:span><text:span text:style-name="T49">--staged</text:span></text:p>
          </table:table-cell>
          <table:table-cell table:style-name="Table3.B3" office:value-type="string">
            <text:p text:style-name="P29"><text:span text:style-name="T64">Print</text:span><text:span text:style-name="T10"> what you’ve staged that will go into your next commit</text:span></text:p>
          </table:table-cell>
        </table:table-row>
        <table:table-row table:style-name="Table3.1">
          <table:table-cell table:style-name="Table3.A3" office:value-type="string">
            <text:p text:style-name="P47"><text:span text:style-name="T10">git difftool</text:span></text:p>
          </table:table-cell>
          <table:table-cell table:style-name="Table3.B3" office:value-type="string">
            <text:p text:style-name="P30"><text:span text:style-name="T65">Print</text:span><text:span text:style-name="T10"> diffs </text:span><text:span text:style-name="T65">in another</text:span><text:span text:style-name="T10"> graphical or external diff viewing program instead. </text:span><text:span text:style-name="T71">(</text:span><text:span text:style-name="T73">Run git difftool --tool-help to see what is available on your system</text:span><text:span text:style-name="T71">)</text:span></text:p>
          </table:table-cell>
        </table:table-row>
        <table:table-row table:style-name="Table3.1">
          <table:table-cell table:style-name="Table3.A3" office:value-type="string">
            <text:p text:style-name="P55"><text:span text:style-name="T11">git commit</text:span></text:p>
          </table:table-cell>
          <table:table-cell table:style-name="Table3.B3" office:value-type="string">
            <text:p text:style-name="P54"><text:span text:style-name="T66">Creates commit. Launches your editor of choice. <text:s/></text:span><text:span text:style-name="T50">-m</text:span><text:span text:style-name="T66"> flag: type your commit message inline. </text:span><text:span text:style-name="T50">-v</text:span><text:span text:style-name="T66"> option: <text:s text:c="2"/>explicit reminder of what you’ve modified. </text:span><text:span text:style-name="T50">-a</text:span><text:span text:style-name="T66"> option: automatically stage every file that is already tracked before doing the commit </text:span></text:p>
          </table:table-cell>
        </table:table-row>
        <table:table-row table:style-name="Table3.1">
          <table:table-cell table:style-name="Table3.A3" office:value-type="string">
            <text:p text:style-name="P48">git log</text:p>
          </table:table-cell>
          <table:table-cell table:style-name="Table3.B3" office:value-type="string">
            <text:p text:style-name="P31"><text:span text:style-name="T67">Print </text:span>the commit history <text:span text:style-name="T70">(</text:span><text:span text:style-name="T51">-p</text:span><text:span text:style-name="T72"> or –patch: shows the difference (the patch output) introduced in each commit // </text:span><text:span text:style-name="T51">-&lt;n&gt;</text:span><text:span text:style-name="T72">: limit the number of log entries displayed, ex: such as using -2. <text:s/>--graph: display an ASCII graph of the branch and merge history beside the log output. // </text:span><text:span text:style-name="T51">--oneline</text:span><text:span text:style-name="T72">: shorthand for --pretty=oneline --abbrev-commit used together // </text:span><text:span text:style-name="T51">--pretty=</text:span><text:span text:style-name="T72">: changes the log output to formats other than the default. oneline : prints each commit on a single line. short, full, and fuller : the output in roughly the same format but with less or more information. format: which allows you to specify your own log output format (cf. Pro Git p 37 for other options)</text:span><text:span text:style-name="T70">)</text:span></text:p>
          </table:table-cell>
        </table:table-row>
      </table:table>
      <table:table table:name="Table4" table:style-name="Table4">
        <table:table-column table:style-name="Table4.A" table:number-columns-repeated="2"/>
        <text:soft-page-break/>
        <table:table-row table:style-name="Table4.1">
          <table:table-cell table:style-name="Table4.A1" table:number-columns-spanned="2" office:value-type="string">
            <text:p text:style-name="P59">UNTRACKING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59">COMMAND</text:p>
          </table:table-cell>
          <table:table-cell table:style-name="Table4.B2" office:value-type="string">
            <text:p text:style-name="P64">DESCRIPTION</text:p>
          </table:table-cell>
        </table:table-row>
        <table:table-row table:style-name="Table4.1">
          <table:table-cell table:style-name="Table4.A3" office:value-type="string">
            <text:p text:style-name="P36"><text:span text:style-name="T11">.gitignore</text:span></text:p>
          </table:table-cell>
          <table:table-cell table:style-name="Table4.B3" office:value-type="string">
            <text:p text:style-name="P60"><text:span text:style-name="T5">U</text:span><text:span text:style-name="T3">ser-created file listing patterns to match class of files that you don’t want Git to automatically add or even show you as being untracked. </text:span><text:span text:style-name="T5">This is not a command!</text:span></text:p>
            <text:p text:style-name="P61"><text:span text:style-name="T82"/></text:p>
            <text:p text:style-name="P39"><text:span text:style-name="T80">(</text:span>/TODO →<text:span text:style-name="T79"> </text:span>only ignore the TODO file in the current directory, not subdir/TODO</text:p>
            <text:p text:style-name="P39">build/ →<text:span text:style-name="T79"> </text:span>ignore all files in the build/ directory</text:p>
            <text:p text:style-name="P39">doc/*.txt → ignore doc/notes.txt, but not doc/server/arch.txt</text:p>
            <text:p text:style-name="P39"><text:span text:style-name="T83">doc/**/*.pdf → </text:span><text:span text:style-name="T84">i</text:span>gnore all .pdf files in the doc/ directory and any of its subdirectories<text:span text:style-name="T80">)</text:span></text:p>
          </table:table-cell>
        </table:table-row>
        <table:table-row table:style-name="Table4.1">
          <table:table-cell table:style-name="Table4.A3" office:value-type="string">
            <text:p text:style-name="P49"><text:span text:style-name="T75">git rm </text:span><text:span text:style-name="T39">&lt;file&gt;</text:span></text:p>
          </table:table-cell>
          <table:table-cell table:style-name="Table4.B3" office:value-type="string">
            <text:p text:style-name="P32"><text:span text:style-name="T25">R</text:span><text:span text:style-name="T22">emove file from the work directory and from the staging area, but not yet part of the history. <text:s/></text:span><text:span text:style-name="T26">If you modified the file and added it to the staging area already, you must force the removal with the </text:span><text:span text:style-name="T28">-f</text:span><text:span text:style-name="T26"> option</text:span></text:p>
          </table:table-cell>
        </table:table-row>
        <table:table-row table:style-name="Table4.1">
          <table:table-cell table:style-name="Table4.A3" office:value-type="string">
            <text:p text:style-name="P37"><text:span text:style-name="T77">git rm </text:span><text:span text:style-name="T52">--cached</text:span><text:span text:style-name="T77"> </text:span><text:span text:style-name="T40">&lt;file&gt;</text:span></text:p>
          </table:table-cell>
          <table:table-cell table:style-name="Table4.B3" office:value-type="string">
            <text:p text:style-name="P32"><text:span text:style-name="T23">R</text:span><text:span text:style-name="T22">emove from staging area but neither the work directory nor the history. </text:span><text:span text:style-name="T29">(</text:span><text:span text:style-name="T30">You can pass files, directories, and file-glob patterns to the git rm command. That means you can do things such as: git rm log/\*.log Note the backslash (\) in front of the *. This is necessary because Git does its own filename expansion in addition to your shell’s filename expansion.</text:span><text:span text:style-name="T29">)</text:span></text:p>
          </table:table-cell>
        </table:table-row>
        <table:table-row table:style-name="Table4.1">
          <table:table-cell table:style-name="Table4.A3" office:value-type="string">
            <text:p text:style-name="P38"><text:span text:style-name="T44">git mv</text:span> <text:span text:style-name="T35">file_from file_to</text:span></text:p>
          </table:table-cell>
          <table:table-cell table:style-name="Table4.B3" office:value-type="string">
            <text:p text:style-name="P33">Equivalent to: mv README.md README <text:span text:style-name="T80">+</text:span> git rm README.md <text:span text:style-name="T80">+</text:span> git add README</text:p>
          </table:table-cell>
        </table:table-row>
      </table:table>
      <text:p text:style-name="P53"/>
      <text:p text:style-name="P2"/>
      <text:p text:style-name="P8"/>
      <text:p text:style-name="P4"/>
      <text:p text:style-name="P4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1:00:28.389055950</meta:creation-date>
    <dc:date>2018-04-25T14:51:34.019220450</dc:date>
    <meta:editing-duration>PT4H33M38S</meta:editing-duration>
    <meta:editing-cycles>118</meta:editing-cycles>
    <meta:generator>LibreOffice/5.1.6.2$Linux_X86_64 LibreOffice_project/10m0$Build-2</meta:generator>
    <meta:document-statistic meta:table-count="4" meta:image-count="0" meta:object-count="0" meta:page-count="2" meta:paragraph-count="54" meta:word-count="646" meta:character-count="3674" meta:non-whitespace-character-count="3089"/>
  </office:meta>
</office:document-meta>
</file>